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officeooo:rsid="001c6b67" officeooo:paragraph-rsid="001c6b67"/>
    </style:style>
    <style:style style:name="P2" style:family="paragraph" style:parent-style-name="Heading_20_1">
      <style:text-properties officeooo:paragraph-rsid="001c6b67"/>
    </style:style>
    <style:style style:name="P3" style:family="paragraph" style:parent-style-name="Heading_20_1">
      <style:text-properties officeooo:rsid="001e54ee" officeooo:paragraph-rsid="001e54ee"/>
    </style:style>
    <style:style style:name="P4" style:family="paragraph" style:parent-style-name="Standard">
      <style:text-properties officeooo:rsid="001c6b67" officeooo:paragraph-rsid="001c6b67"/>
    </style:style>
    <style:style style:name="P5" style:family="paragraph" style:parent-style-name="Standard">
      <style:paragraph-properties fo:text-align="justify" style:justify-single-word="false"/>
      <style:text-properties officeooo:rsid="001c6b67" officeooo:paragraph-rsid="001c6b67"/>
    </style:style>
    <style:style style:name="P6" style:family="paragraph" style:parent-style-name="Text_20_body">
      <style:text-properties officeooo:rsid="001c6b67" officeooo:paragraph-rsid="001c6b67"/>
    </style:style>
    <style:style style:name="P7" style:family="paragraph" style:parent-style-name="Text_20_body">
      <style:text-properties officeooo:paragraph-rsid="001e54ee"/>
    </style:style>
    <style:style style:name="P8" style:family="paragraph" style:parent-style-name="Text_20_body">
      <style:paragraph-properties fo:text-align="justify" style:justify-single-word="false"/>
      <style:text-properties officeooo:paragraph-rsid="001e54ee"/>
    </style:style>
    <style:style style:name="P9" style:family="paragraph" style:parent-style-name="Text_20_body">
      <style:text-properties officeooo:rsid="00202e7f" officeooo:paragraph-rsid="00202e7f"/>
    </style:style>
    <style:style style:name="P10" style:family="paragraph" style:parent-style-name="Text_20_body">
      <style:text-properties officeooo:rsid="002271fd" officeooo:paragraph-rsid="002271fd"/>
    </style:style>
    <style:style style:name="T1" style:family="text">
      <style:text-properties officeooo:rsid="0021444b"/>
    </style:style>
    <style:style style:name="T2" style:family="text">
      <style:text-properties officeooo:rsid="002344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sponse to comments of Computers</text:p>
      <text:h text:style-name="Heading_20_1" text:outline-level="1">1. Comment</text:h>
      <text:p text:style-name="P5"><text:line-break/>Performances in some classification situations are lower than random guessing. After adding the class number, we can see that the Appendicitis dataset has two classes. Say classes are: 'positive' and 'negative'. If we guess all classes as positive or all classes as negative, we can get more than 50% accuracy in one of those situations. Authors can add some Jupyter notebooks with execution details to show the result. Otherwise, the authors can explain the reason for such low performance.</text:p>
      <text:p text:style-name="P4"/>
      <text:h text:style-name="P1" text:outline-level="1">Response</text:h>
      <text:p text:style-name="P5">The classication error on Appendicitis is between 12.23% and 18.10% for all methods. The experimental tables report average classification error and not average <text:span text:style-name="T2">accuracy</text:span>. <text:s/>It was a missunderstanding regarding the label in experimental tables. </text:p>
      <text:p text:style-name="P5"/>
      <text:h text:style-name="P2" text:outline-level="1">2. Comment</text:h>
      <text:p text:style-name="Standard">Also, authors can mention the range of targets in regression situations. range = (max-min) </text:p>
      <text:h text:style-name="P1" text:outline-level="1">Response</text:h>
      <text:p text:style-name="P6">A separate table with <text:span text:style-name="T1">the range in regression datasets has been added in subsection 3.2</text:span></text:p>
      <text:p text:style-name="P6"/>
      <text:h text:style-name="P3" text:outline-level="1">3. Comment</text:h>
      <text:p text:style-name="P8">Authors can provide the link to their GitHub repository at the end of the abstract.</text:p>
      <text:h text:style-name="P3" text:outline-level="1">Response</text:h>
      <text:p text:style-name="P9">The link has been added at the end of the abstract.</text:p>
      <text:h text:style-name="P3" text:outline-level="1">4. Comment</text:h>
      <text:p text:style-name="P8">Table 5, and Table 6 are saying experimental results. Authors need to say specifically to help readers. (Accuracy, RMSE loss, MSE loss, etc.)</text:p>
      <text:h text:style-name="P3" text:outline-level="1">Response</text:h>
      <text:p text:style-name="P10">The labels have been corrected.</text:p>
      <text:h text:style-name="P3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l" fo:country="G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l" fo:country="G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07:11:58.905535834</meta:creation-date>
    <dc:date>2023-04-12T07:46:05.322179119</dc:date>
    <meta:editing-duration>PT34M2S</meta:editing-duration>
    <meta:editing-cycles>8</meta:editing-cycles>
    <meta:generator>LibreOffice/7.5.2.2$Linux_AARCH64 LibreOffice_project/50$Build-2</meta:generator>
    <meta:document-statistic meta:table-count="0" meta:image-count="0" meta:object-count="0" meta:page-count="1" meta:paragraph-count="17" meta:word-count="213" meta:character-count="1324" meta:non-whitespace-character-count="1124"/>
  </office:meta>
</office:document-meta>
</file>